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paragraph-properties style:writing-mode="lr-tb"/>
    </style:style>
    <style:style style:name="P2" style:family="paragraph" style:parent-style-name="Preformatted_20_Text">
      <style:paragraph-properties fo:margin-top="0cm" fo:margin-bottom="0.499cm" style:contextual-spacing="false" style:writing-mode="lr-tb"/>
    </style:style>
    <style:style style:name="P3" style:family="paragraph" style:parent-style-name="Quotations" style:list-style-name="L4"/>
    <style:style style:name="P4" style:family="paragraph" style:parent-style-name="Text_20_body" style:list-style-name="L1"/>
    <style:style style:name="P5" style:family="paragraph" style:parent-style-name="Text_20_body" style:list-style-name="L2"/>
    <style:style style:name="P6" style:family="paragraph" style:parent-style-name="Text_20_body" style:list-style-name="L3"/>
    <style:style style:name="P7" style:family="paragraph" style:parent-style-name="Text_20_body" style:list-style-name="L4"/>
    <style:style style:name="P8" style:family="paragraph" style:parent-style-name="Text_20_body" style:list-style-name="L5"/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Strong_20_Emphasis">Group Project: One-Page Website - Planet Theme</text:span></text:h>
      <text:p text:style-name="Text_20_body">You will work in <text:span text:style-name="Strong_20_Emphasis">groups of two</text:span> to create a <text:span text:style-name="Strong_20_Emphasis">one-page website</text:span> themed around one of the <text:span text:style-name="Strong_20_Emphasis">planets in the solar system</text:span>.</text:p>
      <text:p text:style-name="Horizontal_20_Line"/>
      <text:h text:style-name="Heading_20_2" text:outline-level="2"><text:span text:style-name="Strong_20_Emphasis">Website Requirements</text:span></text:h>
      <text:p text:style-name="Text_20_body">The website should have a simple structure:</text:p>
      <text:list xml:id="list493058423" text:style-name="L1">
        <text:list-item>
          <text:p text:style-name="P4">A <text:span text:style-name="Strong_20_Emphasis">header</text:span> with a <text:span text:style-name="Strong_20_Emphasis">navbar</text:span> that <text:span text:style-name="Strong_20_Emphasis">scrolls</text:span> to different sections on the page.</text:p>
        </text:list-item>
        <text:list-item>
          <text:p text:style-name="P4"><text:span text:style-name="Strong_20_Emphasis">At least 2 sections</text:span> are required.</text:p>
        </text:list-item>
      </text:list>
      <text:p text:style-name="Text_20_body"><text:span text:style-name="Strong_20_Emphasis">Suggested sections:</text:span></text:p>
      <text:list xml:id="list75331192" text:style-name="L2">
        <text:list-item>
          <text:p text:style-name="P5">Image gallery</text:p>
        </text:list-item>
        <text:list-item>
          <text:p text:style-name="P5">Info page</text:p>
        </text:list-item>
        <text:list-item>
          <text:p text:style-name="P5">List of facts</text:p>
        </text:list-item>
      </text:list>
      <text:p text:style-name="Text_20_body">See the layout template at the bottom of this document.</text:p>
      <text:p text:style-name="Horizontal_20_Line"/>
      <text:h text:style-name="Heading_20_2" text:outline-level="2"><text:span text:style-name="Strong_20_Emphasis">Design Focus</text:span></text:h>
      <text:p text:style-name="Text_20_body">The focus should be on:</text:p>
      <text:list xml:id="list2107480596" text:style-name="L3">
        <text:list-item>
          <text:p text:style-name="P6">Visual <text:span text:style-name="Strong_20_Emphasis">design and layout</text:span></text:p>
        </text:list-item>
        <text:list-item>
          <text:p text:style-name="P6"><text:span text:style-name="Strong_20_Emphasis">Color theme</text:span></text:p>
        </text:list-item>
        <text:list-item>
          <text:p text:style-name="P6"><text:span text:style-name="Strong_20_Emphasis">Font selection</text:span></text:p>
        </text:list-item>
        <text:list-item>
          <text:p text:style-name="P6"><text:span text:style-name="Strong_20_Emphasis">Image choices</text:span></text:p>
        </text:list-item>
      </text:list>
      <text:p text:style-name="Horizontal_20_Line"/>
      <text:h text:style-name="Heading_20_2" text:outline-level="2"><text:span text:style-name="Strong_20_Emphasis">Tips</text:span></text:h>
      <text:h text:style-name="Heading_20_3" text:outline-level="3"><text:span text:style-name="Strong_20_Emphasis">HTML</text:span></text:h>
      <text:p text:style-name="Preformatted_20_Text">html</text:p>
      <text:p text:style-name="Preformatted_20_Text">CopyEdit</text:p>
      <text:p text:style-name="P1"><text:span text:style-name="Source_20_Text">&lt;section id="mysection"&gt;&lt;/section&gt; &lt;!-- Container element for section --&gt;</text:span></text:p>
      <text:p text:style-name="P2"><text:span text:style-name="Source_20_Text">&lt;a href="#mysection"&gt;&lt;/a&gt; &lt;!-- Navbar link to section --&gt;</text:span></text:p>
      <text:h text:style-name="Heading_20_3" text:outline-level="3"><text:span text:style-name="Strong_20_Emphasis">CSS</text:span></text:h>
      <text:p text:style-name="Preformatted_20_Text">css</text:p>
      <text:p text:style-name="Preformatted_20_Text"><text:soft-page-break/>CopyEdit</text:p>
      <text:p text:style-name="P1"><text:span text:style-name="Source_20_Text">html {</text:span></text:p>
      <text:p text:style-name="P1"><text:span text:style-name="Source_20_Text"><text:s text:c="2"/>scroll-behavior: smooth;</text:span></text:p>
      <text:p text:style-name="P2"><text:span text:style-name="Source_20_Text">}</text:span></text:p>
      <text:p text:style-name="Quotations">This enables smooth scrolling when navigating to a section.</text:p>
      <text:p text:style-name="Horizontal_20_Line"/>
      <text:h text:style-name="Heading_20_2" text:outline-level="2"><text:span text:style-name="Strong_20_Emphasis">Workflow &amp; Tools</text:span></text:h>
      <text:list xml:id="list114746512" text:style-name="L4">
        <text:list-item>
          <text:p text:style-name="P7"><text:span text:style-name="Strong_20_Emphasis">Plan your design and layout in Figma.</text:span><text:line-break/>One person creates the Figma project and invites the other as an <text:span text:style-name="Strong_20_Emphasis">editor</text:span>.</text:p>
        </text:list-item>
        <text:list-item>
          <text:p text:style-name="P7">Your <text:span text:style-name="Strong_20_Emphasis">Figma sketch</text:span> can be either:</text:p>
          <text:list>
            <text:list-item>
              <text:p text:style-name="P7">A <text:span text:style-name="Strong_20_Emphasis">wireframe</text:span> or concept</text:p>
            </text:list-item>
            <text:list-item>
              <text:p text:style-name="P7">A <text:span text:style-name="Strong_20_Emphasis">full visual design</text:span></text:p>
            </text:list-item>
          </text:list>
          <text:p text:style-name="P3">Just make sure to leave enough time to code the site!</text:p>
        </text:list-item>
        <text:list-item>
          <text:p text:style-name="P7">The site must be coded using <text:span text:style-name="Strong_20_Emphasis">HTML and CSS</text:span>.</text:p>
          <text:list>
            <text:list-item>
              <text:p text:style-name="P7">Use <text:span text:style-name="Strong_20_Emphasis">semantic, clean HTML</text:span></text:p>
            </text:list-item>
            <text:list-item>
              <text:p text:style-name="P7">Use <text:span text:style-name="Strong_20_Emphasis">flexbox</text:span> for layout (try to <text:span text:style-name="Strong_20_Emphasis">avoid</text:span> using <text:span text:style-name="Source_20_Text">position: absolute</text:span> or fixed pixel sizes)</text:p>
            </text:list-item>
            <text:list-item>
              <text:p text:style-name="P7">Ask for help if unsure what this means</text:p>
            </text:list-item>
          </text:list>
        </text:list-item>
        <text:list-item>
          <text:p text:style-name="P7"><text:span text:style-name="Strong_20_Emphasis">Responsiveness is NOT required</text:span> (no need to optimize for mobile)</text:p>
        </text:list-item>
        <text:list-item>
          <text:p text:style-name="P7">Collaborate using <text:span text:style-name="Strong_20_Emphasis">one GitHub repository</text:span>:</text:p>
          <text:list>
            <text:list-item>
              <text:p text:style-name="P7">One person creates the repo and gives access to the other</text:p>
            </text:list-item>
            <text:list-item>
              <text:p text:style-name="P7">Both students push and pull code from it</text:p>
            </text:list-item>
            <text:list-item>
              <text:p text:style-name="P7">We can help you set it up</text:p>
            </text:list-item>
          </text:list>
        </text:list-item>
        <text:list-item>
          <text:p text:style-name="P7"><text:span text:style-name="Strong_20_Emphasis">Comment your code</text:span> for clarity</text:p>
        </text:list-item>
        <text:list-item>
          <text:p text:style-name="P7">The finished site should be <text:span text:style-name="Strong_20_Emphasis">hosted on GitHub Pages</text:span> (free):</text:p>
          <text:list>
            <text:list-item>
              <text:p text:style-name="P7">📘 <text:a xlink:type="simple" xlink:href="https://docs.github.com/en/pages/quickstart" office:target-frame-name="_new" xlink:show="replace" text:style-name="Internet_20_link" text:visited-style-name="Visited_20_Internet_20_Link">GitHub Pages Quickstart Guide</text:a></text:p>
            </text:list-item>
          </text:list>
        </text:list-item>
      </text:list>
      <text:p text:style-name="Horizontal_20_Line"/>
      <text:h text:style-name="Heading_20_2" text:outline-level="2"><text:span text:style-name="Strong_20_Emphasis">Resources</text:span></text:h>
      <text:list xml:id="list3515641963" text:style-name="L5">
        <text:list-item>
          <text:p text:style-name="P8">📷 <text:a xlink:type="simple" xlink:href="https://unsplash.com/" office:target-frame-name="_new" xlink:show="replace" text:style-name="Internet_20_link" text:visited-style-name="Visited_20_Internet_20_Link">Unsplash</text:a> – Royalty-free images</text:p>
        </text:list-item>
        <text:list-item>
          <text:p text:style-name="P8">📷 <text:a xlink:type="simple" xlink:href="https://www.pexels.com/" office:target-frame-name="_new" xlink:show="replace" text:style-name="Internet_20_link" text:visited-style-name="Visited_20_Internet_20_Link">Pexels</text:a> – Royalty-free images</text:p>
        </text:list-item>
        <text:list-item>
          <text:p text:style-name="P8">🪐 <text:a xlink:type="simple" xlink:href="https://solarsystem.nasa.gov/planets/overview/" office:target-frame-name="_new" xlink:show="replace" text:style-name="Internet_20_link" text:visited-style-name="Visited_20_Internet_20_Link">NASA Planet Overview</text:a> – Info and images about planets</text:p>
        </text:list-item>
      </text:list>
      <text:p text:style-name="Horizontal_20_Line"/>
      <text:h text:style-name="Heading_20_2" text:outline-level="2"><text:soft-page-break/><text:span text:style-name="Strong_20_Emphasis">Layout Template</text:span></text:h>
      <text:p text:style-name="Text_20_body">Use this layout as a starting point for your project structure.<text:line-break/>You can be inspired by the <text:span text:style-name="Strong_20_Emphasis">color scheme</text:span> and <text:span text:style-name="Strong_20_Emphasis">fonts</text:span>, but <text:span text:style-name="Strong_20_Emphasis">do not copy it exactly</text:span> — make it your own!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5.2$Windows_X86_64 LibreOffice_project/64390860c6cd0aca4beafafcfd84613dd9dfb63a</meta:generator>
    <dc:date>2025-05-07T10:33:11.925000000</dc:date>
    <meta:editing-duration>PT1M20S</meta:editing-duration>
    <meta:editing-cycles>3</meta:editing-cycles>
    <meta:document-statistic meta:table-count="0" meta:image-count="0" meta:object-count="0" meta:page-count="3" meta:paragraph-count="54" meta:word-count="356" meta:character-count="1900" meta:non-whitespace-character-count="1623"/>
  </office:meta>
</office:document-meta>
</file>